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loext:decorative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color="#000000" draw:fill="none" draw:textarea-vertical-align="middle" loext:decorative="false"/>
    </style:style>
    <style:style style:name="gr6" style:family="graphic" style:parent-style-name="standard">
      <style:graphic-properties draw:stroke="none" svg:stroke-width="0.25cm" svg:stroke-color="#000000" draw:marker-start-width="0.575cm" draw:marker-end-width="0.575cm" draw:fill="none" draw:fill-color="#ffffff" fo:min-height="1.25cm" loext:decorative="false"/>
      <style:paragraph-properties style:writing-mode="lr-tb"/>
    </style:style>
    <style:style style:name="gr7" style:family="graphic" style:parent-style-name="standard">
      <style:graphic-properties draw:stroke="none" svg:stroke-width="0.25cm" svg:stroke-color="#000000" draw:marker-start-width="0.575cm" draw:marker-end-width="0.575cm" draw:fill="none" draw:fill-color="#ffffff" draw:auto-grow-height="false" fo:min-height="1.2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style:protect="size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svg:stroke-width="0.05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style:protect="size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width="0cm" svg:stroke-color="#000000" draw:marker-start="" draw:marker-start-width="0.2cm" draw:marker-end="Arrow_20_concave" draw:marker-end-width="0.2cm" draw:textarea-vertical-align="middle" fo:padding-top="0.125cm" fo:padding-bottom="0.125cm" fo:padding-left="0.25cm" fo:padding-right="0.25cm" loext:decorative="false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svg:stroke-color="#000000" draw:marker-start="Arrow_20_concave" draw:marker-end="" draw:marker-end-width="0.2cm" draw:fill="none" draw:textarea-vertical-align="middle" loext:decorative="false"/>
    </style:style>
    <style:style style:name="gr16" style:family="graphic" style:parent-style-name="standard">
      <style:graphic-properties svg:stroke-width="0cm" svg:stroke-color="#000000" draw:marker-start="Arrow_20_concave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17" style:family="graphic" style:parent-style-name="objectwithoutfill">
      <style:graphic-properties svg:stroke-color="#000000" draw:marker-end="Arrow_20_concave" draw:marker-end-width="0.2cm" draw:fill="none" draw:textarea-vertical-align="middle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174cm" fo:min-width="10.606cm" loext:decorative="false"/>
    </style:style>
    <style:style style:name="gr19" style:family="graphic" style:parent-style-name="standard">
      <style:graphic-properties draw:stroke="none" draw:fill="none" fo:min-height="1.279cm" loext:decorative="false"/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draw:stroke="none" svg:stroke-color="#000000" draw:fill="none" draw:fill-color="#ffffff" fo:min-height="0.50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5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89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vertical-align="middle" draw:ole-draw-aspect="1" loext:decorative="false"/>
    </style:style>
    <style:style style:name="gr27" style:family="graphic" style:parent-style-name="standard">
      <style:graphic-properties draw:stroke="none" draw:fill="none" fo:min-height="2.737cm" loext:decorative="false"/>
      <style:paragraph-properties style:writing-mode="lr-tb"/>
    </style:style>
    <style:style style:name="gr2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761cm" fo:min-width="6.686cm" loext:decorative="false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2cm" fo:min-width="1.137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35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9" style:family="graphic" style:parent-style-name="standard">
      <style:graphic-properties svg:stroke-color="#000000" draw:fill="none" draw:textarea-vertical-align="middle" loext:decorative="false"/>
      <style:paragraph-properties style:writing-mode="lr-tb"/>
    </style:style>
    <style:style style:name="gr4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515cm" fo:min-width="4.5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0.72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1.95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5.378cm" fo:min-width="17.431cm" fo:padding-top="0.142cm" fo:padding-bottom="0.142cm" fo:padding-left="0.267cm" fo:padding-right="0.267cm" loext:decorative="false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4.89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0.92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1.266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5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6.233cm" loext:decorative="false"/>
      <style:paragraph-properties style:writing-mode="lr-tb"/>
    </style:style>
    <style:style style:name="gr5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3.081cm" fo:min-width="9.814cm" loext:decorative="false"/>
    </style:style>
    <style:style style:name="gr57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58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008cm" fo:min-width="2.791cm" loext:decorative="false"/>
    </style:style>
    <style:style style:name="gr6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2cm" fo:min-width="1.862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896cm" fo:min-width="2.639cm" loext:decorative="false"/>
      <style:paragraph-properties style:writing-mode="lr-tb"/>
    </style:style>
    <style:style style:name="gr6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38cm" fo:min-width="1.862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679cm" fo:min-width="2.842cm" loext:decorative="false"/>
      <style:paragraph-properties style:writing-mode="lr-tb"/>
    </style:style>
    <style:style style:name="gr6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88cm" fo:min-width="2.052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47cm" fo:min-width="2.819cm" loext:decorative="false"/>
    </style:style>
    <style:style style:name="gr6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45cm" fo:min-width="1.862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839cm" fo:min-width="2.642cm" loext:decorative="false"/>
      <style:paragraph-properties style:writing-mode="lr-tb"/>
    </style:style>
    <style:style style:name="gr6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56cm" fo:min-width="1.963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56cm" fo:min-width="2.279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loext:tab-stop-distance="0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Liberation Mono" fo:font-size="16pt" style:font-size-asian="10pt" style:font-size-complex="10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none"/>
      <style:paragraph-properties fo:text-align="center" style:writing-mode="lr-tb"/>
      <style:text-properties fo:font-size="12pt"/>
    </style:style>
    <style:style style:name="P15" style:family="paragraph"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8pt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4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8pt" style:font-size-asian="18pt" style:font-size-complex="18pt"/>
    </style:style>
    <style:style style:name="P28" style:family="paragraph">
      <loext:graphic-properties draw:fill="none"/>
      <style:paragraph-properties fo:text-align="start"/>
      <style:text-properties fo:font-size="8pt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8pt"/>
    </style:style>
    <style:style style:name="P31" style:family="paragraph">
      <loext:graphic-properties draw:fill="none"/>
      <style:paragraph-properties fo:text-align="center"/>
      <style:text-properties fo:font-size="4.90000009536743pt" style:font-size-asian="13pt" style:font-size-complex="13pt"/>
    </style:style>
    <style:style style:name="P32" style:family="paragraph">
      <style:paragraph-properties fo:text-align="center"/>
      <style:text-properties fo:font-size="4.90000009536743pt" style:font-size-asian="13pt" style:font-size-complex="13pt"/>
    </style:style>
    <style:style style:name="P33" style:family="paragraph">
      <loext:graphic-properties draw:fill="none"/>
      <style:paragraph-properties fo:text-align="center" style:writing-mode="lr-tb"/>
      <style:text-properties fo:font-size="4.90000009536743pt" style:font-size-asian="13pt" style:font-size-complex="13pt"/>
    </style:style>
    <style:style style:name="P34" style:family="paragraph">
      <loext:graphic-properties draw:fill="none"/>
      <style:paragraph-properties fo:text-align="center"/>
      <style:text-properties fo:font-size="7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fo:font-size="12pt" style:font-size-asian="13pt" style:font-size-complex="13pt"/>
    </style:style>
    <style:style style:name="P3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Liberation Mono" fo:font-size="10pt" style:font-size-asian="18pt" style:font-size-complex="18pt"/>
    </style:style>
    <style:style style:name="T2" style:family="text">
      <style:text-properties style:font-name="Liberation Mono" fo:font-size="16pt" style:font-size-asian="10pt" style:font-size-complex="10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iberation Mono" fo:font-size="8pt" style:font-size-asian="15pt" style:font-size-complex="15pt"/>
    </style:style>
    <style:style style:name="T11" style:family="text">
      <style:text-properties style:font-name="Liberation Mono" fo:font-size="7pt" style:font-size-asian="14pt" style:font-size-complex="14pt"/>
    </style:style>
    <style:style style:name="T12" style:family="text">
      <style:text-properties fo:font-size="4.90000009536743pt" style:font-size-asian="13pt" style:font-size-complex="13pt"/>
    </style:style>
    <style:style style:name="T13" style:family="text">
      <style:text-properties fo:font-size="9pt" style:font-size-asian="13pt" style:font-size-complex="13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emplate" draw:style-name="dp1" draw:master-page-name="Default">
        <draw:g draw:style-name="gr1">
          <draw:custom-shape draw:style-name="gr2" draw:text-style-name="P1" draw:layer="layout" svg:width="0.4cm" svg:height="0.4cm" svg:x="2.526cm" svg:y="2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2.426cm" svg:y="2.7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rect draw:style-name="gr5" draw:text-style-name="P2" draw:layer="layout" svg:width="2.5cm" svg:height="1.5cm" svg:x="1.558cm" svg:y="5.251cm" draw:corner-radius="0.5cm">
            <text:p/>
          </draw:rect>
          <draw:frame draw:style-name="gr6" draw:text-style-name="P4" draw:layer="layout" svg:width="2.49cm" svg:height="1.5cm" svg:x="1.559cm" svg:y="5.243cm">
            <draw:text-box>
              <text:p text:style-name="P3"><text:span text:style-name="T1">Simple</text:span></text:p>
              <text:p text:style-name="P3"><text:span text:style-name="T1">state</text:span></text:p>
            </draw:text-box>
          </draw:frame>
        </draw:g>
        <draw:g draw:style-name="gr4" xml:id="id3" draw:id="id3">
          <draw:frame draw:style-name="gr7" draw:text-style-name="P4" draw:layer="layout" svg:width="7.677cm" svg:height="0.617cm" svg:x="1.44cm" svg:y="12.747cm">
            <draw:text-box>
              <text:p text:style-name="P3"><text:span text:style-name="T1">State with activities</text:span></text:p>
            </draw:text-box>
          </draw:frame>
          <draw:rect draw:style-name="gr5" draw:text-style-name="P2" draw:layer="layout" svg:width="7.677cm" svg:height="2.49cm" svg:x="1.417cm" svg:y="12.757cm" draw:corner-radius="0.5cm">
            <text:p/>
          </draw:rect>
          <draw:line draw:style-name="gr8" draw:text-style-name="P2" draw:layer="layout" svg:x1="1.418cm" svg:y1="13.364cm" svg:x2="9.088cm" svg:y2="13.363cm">
            <text:p/>
          </draw:line>
        </draw:g>
        <draw:custom-shape draw:style-name="gr9" draw:text-style-name="P1" draw:layer="layout" svg:width="0.4cm" svg:height="0.4cm" svg:x="2.419cm" svg:y="1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rect draw:style-name="gr5" draw:text-style-name="P2" xml:id="id1" draw:id="id1" draw:layer="layout" svg:width="0.37cm" svg:height="0.15cm" svg:x="2.224cm" svg:y="4.404cm" draw:corner-radius="0.1cm">
            <text:p/>
          </draw:rect>
          <draw:rect draw:style-name="gr5" draw:text-style-name="P2" xml:id="id2" draw:id="id2" draw:layer="layout" svg:width="0.387cm" svg:height="0.15cm" svg:x="2.827cm" svg:y="4.404cm" draw:corner-radius="0.1cm">
            <text:p/>
          </draw:rect>
          <draw:connector draw:style-name="gr5" draw:text-style-name="P2" draw:layer="layout" svg:x1="2.594cm" svg:y1="4.479cm" svg:x2="2.827cm" svg:y2="4.479cm" draw:start-shape="id1" draw:start-glue-point="1" draw:end-shape="id2" draw:end-glue-point="3" svg:d="M2594 4479h233" svg:viewBox="0 0 234 1">
            <text:p/>
          </draw:connector>
        </draw:g>
        <draw:custom-shape draw:style-name="gr11" draw:text-style-name="P5" draw:layer="layout" svg:width="0.4cm" svg:height="0.4cm" svg:x="2.558cm" svg:y="7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draw:custom-shape draw:style-name="gr11" draw:text-style-name="P5" draw:layer="layout" svg:width="0.4cm" svg:height="0.4cm" svg:x="2.454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8" draw:text-style-name="P2" draw:layer="layout" svg:x1="2.498cm" svg:y1="8.448cm" svg:x2="2.811cm" svg:y2="8.761cm">
              <text:p/>
            </draw:line>
            <draw:line draw:style-name="gr8" draw:text-style-name="P2" draw:layer="layout" svg:x1="2.808cm" svg:y1="8.437cm" svg:x2="2.482cm" svg:y2="8.762cm">
              <text:p/>
            </draw:line>
          </draw:g>
        </draw:g>
        <draw:g draw:style-name="gr4">
          <draw:line draw:style-name="gr13" draw:text-style-name="P6" draw:layer="layout" svg:x1="14.794cm" svg:y1="5.886cm" svg:x2="13.959cm" svg:y2="5.895cm">
            <text:p/>
          </draw:line>
          <draw:line draw:style-name="gr14" draw:text-style-name="P2" draw:layer="layout" svg:x1="13.921cm" svg:y1="5.57cm" svg:x2="13.929cm" svg:y2="6.227cm">
            <text:p/>
          </draw:line>
          <draw:line draw:style-name="gr15" draw:text-style-name="P2" draw:layer="layout" svg:x1="12.372cm" svg:y1="5.212cm" svg:x2="13.888cm" svg:y2="5.77cm">
            <text:p/>
          </draw:line>
          <draw:line draw:style-name="gr15" draw:text-style-name="P2" draw:layer="layout" svg:x1="12.531cm" svg:y1="6.56cm" svg:x2="13.896cm" svg:y2="6.045cm">
            <text:p/>
          </draw:line>
        </draw:g>
        <draw:g draw:style-name="gr12">
          <draw:g draw:style-name="gr4">
            <draw:line draw:style-name="gr16" draw:text-style-name="P6" draw:layer="layout" svg:x1="15.094cm" svg:y1="8.27cm" svg:x2="14.259cm" svg:y2="8.279cm">
              <text:p/>
            </draw:line>
            <draw:line draw:style-name="gr14" draw:text-style-name="P2" draw:layer="layout" svg:x1="14.221cm" svg:y1="7.954cm" svg:x2="14.229cm" svg:y2="8.611cm">
              <text:p/>
            </draw:line>
            <draw:line draw:style-name="gr17" draw:text-style-name="P2" draw:layer="layout" svg:x1="12.672cm" svg:y1="7.596cm" svg:x2="14.188cm" svg:y2="8.154cm">
              <text:p/>
            </draw:line>
            <draw:line draw:style-name="gr17" draw:text-style-name="P2" draw:layer="layout" svg:x1="12.831cm" svg:y1="8.944cm" svg:x2="14.196cm" svg:y2="8.429cm">
              <text:p/>
            </draw:line>
          </draw:g>
          <draw:g draw:style-name="gr4">
            <draw:line draw:style-name="gr16" draw:text-style-name="P6" draw:layer="layout" svg:x1="15.094cm" svg:y1="8.27cm" svg:x2="14.259cm" svg:y2="8.279cm">
              <text:p/>
            </draw:line>
            <draw:line draw:style-name="gr14" draw:text-style-name="P2" draw:layer="layout" svg:x1="14.221cm" svg:y1="7.954cm" svg:x2="14.229cm" svg:y2="8.611cm">
              <text:p/>
            </draw:line>
            <draw:line draw:style-name="gr17" draw:text-style-name="P2" draw:layer="layout" svg:x1="12.672cm" svg:y1="7.596cm" svg:x2="14.188cm" svg:y2="8.154cm">
              <text:p/>
            </draw:line>
            <draw:line draw:style-name="gr17" draw:text-style-name="P2" draw:layer="layout" svg:x1="12.831cm" svg:y1="8.944cm" svg:x2="14.196cm" svg:y2="8.429cm">
              <text:p/>
            </draw:line>
          </draw:g>
        </draw:g>
        <draw:g draw:style-name="gr4">
          <draw:line draw:style-name="gr8" draw:text-style-name="P2" draw:layer="layout" svg:x1="13.71cm" svg:y1="3.248cm" svg:x2="14.023cm" svg:y2="3.561cm">
            <text:p/>
          </draw:line>
          <draw:line draw:style-name="gr8" draw:text-style-name="P2" draw:layer="layout" svg:x1="14.02cm" svg:y1="3.237cm" svg:x2="13.694cm" svg:y2="3.562cm">
            <text:p/>
          </draw:line>
        </draw:g>
        <draw:g draw:style-name="gr12">
          <draw:g draw:style-name="gr12">
            <draw:custom-shape draw:style-name="gr18" draw:text-style-name="P2" draw:layer="layout" svg:width="11.106cm" svg:height="3.424cm" svg:x="1.006cm" svg:y="17.726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2" draw:layer="layout" svg:x1="6.16cm" svg:y1="17.723cm" svg:x2="6.16cm" svg:y2="18.125cm">
              <text:p/>
            </draw:line>
            <draw:line draw:style-name="gr8" draw:text-style-name="P2" draw:layer="layout" svg:x1="0.967cm" svg:y1="18.581cm" svg:x2="5.585cm" svg:y2="18.584cm">
              <text:p/>
            </draw:line>
            <draw:line draw:style-name="gr8" draw:text-style-name="P2" draw:layer="layout" svg:x1="6.158cm" svg:y1="18.126cm" svg:x2="5.585cm" svg:y2="18.586cm">
              <text:p/>
            </draw:line>
          </draw:g>
          <draw:frame draw:style-name="gr19" draw:text-style-name="P8" draw:layer="layout" svg:width="5.209cm" svg:height="1.529cm" svg:x="0.989cm" svg:y="17.732cm">
            <draw:text-box>
              <text:p text:style-name="P7"><text:span text:style-name="T2">Behavioural </text:span><text:span text:style-name="T2">state machine </text:span></text:p>
            </draw:text-box>
          </draw:frame>
        </draw:g>
        <draw:custom-shape draw:style-name="gr20" draw:text-style-name="P2" draw:layer="layout" svg:width="0.6cm" svg:height="0.6cm" svg:x="13.439cm" svg:y="1.2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9" draw:layer="layout" svg:width="4.997cm" svg:height="0.751cm" svg:x="4.86cm" svg:y="1.348cm">
          <draw:text-box>
            <text:p><text:span text:style-name="T3">Initial State</text:span></text:p>
          </draw:text-box>
        </draw:frame>
        <draw:frame draw:style-name="gr22" draw:text-style-name="P9" draw:layer="layout" svg:width="2.373cm" svg:height="0.725cm" svg:x="4.916cm" svg:y="2.642cm">
          <draw:text-box>
            <text:p><text:span text:style-name="T3">End State</text:span></text:p>
          </draw:text-box>
        </draw:frame>
        <draw:frame draw:style-name="gr23" draw:text-style-name="P9" draw:layer="layout" svg:width="5.178cm" svg:height="0.725cm" svg:x="14.486cm" svg:y="2.875cm">
          <draw:text-box>
            <text:p><text:span text:style-name="T3">Terminate Pseudo State</text:span></text:p>
          </draw:text-box>
        </draw:frame>
        <draw:frame draw:style-name="gr23" draw:text-style-name="P9" draw:layer="layout" svg:width="5.05cm" svg:height="0.725cm" svg:x="5.088cm" svg:y="4.041cm">
          <draw:text-box>
            <text:p><text:span text:style-name="T3">Hidden Decomposition</text:span></text:p>
          </draw:text-box>
        </draw:frame>
        <draw:frame draw:style-name="gr24" draw:text-style-name="P10" draw:layer="layout" svg:width="4.661cm" svg:height="0.906cm" svg:x="4.969cm" svg:y="5.432cm">
          <draw:text-box>
            <text:p><text:span text:style-name="T4">Simple State</text:span></text:p>
          </draw:text-box>
        </draw:frame>
        <draw:frame draw:style-name="gr24" draw:text-style-name="P10" draw:layer="layout" svg:width="4.661cm" svg:height="0.906cm" svg:x="5.042cm" svg:y="7.071cm">
          <draw:text-box>
            <text:p><text:span text:style-name="T4">Entry Point</text:span></text:p>
          </draw:text-box>
        </draw:frame>
        <draw:frame draw:style-name="gr24" draw:text-style-name="P10" draw:layer="layout" svg:width="4.661cm" svg:height="0.906cm" svg:x="5.017cm" svg:y="8.159cm">
          <draw:text-box>
            <text:p><text:span text:style-name="T4">Exit Point</text:span></text:p>
          </draw:text-box>
        </draw:frame>
        <draw:frame draw:style-name="gr24" draw:text-style-name="P10" draw:layer="layout" svg:width="4.661cm" svg:height="0.906cm" svg:x="14.522cm" svg:y="1.168cm">
          <draw:text-box>
            <text:p><text:span text:style-name="T4">Guard</text:span></text:p>
          </draw:text-box>
        </draw:frame>
        <draw:frame draw:style-name="gr23" draw:text-style-name="P10" draw:layer="layout" svg:width="1.51cm" svg:height="0.725cm" svg:x="14.777cm" svg:y="4.637cm">
          <draw:text-box>
            <text:p><text:span text:style-name="T4">Fork</text:span></text:p>
          </draw:text-box>
        </draw:frame>
        <draw:frame draw:style-name="gr23" draw:text-style-name="P10" draw:layer="layout" svg:width="1.343cm" svg:height="0.725cm" svg:x="15.099cm" svg:y="6.967cm">
          <draw:text-box>
            <text:p><text:span text:style-name="T4">Join</text:span></text:p>
          </draw:text-box>
        </draw:frame>
        <draw:frame draw:style-name="gr25" draw:text-style-name="P10" draw:layer="layout" svg:width="18.758cm" svg:height="1.039cm" svg:x="0.974cm" svg:y="21.955cm">
          <draw:text-box>
            <text:p><text:span text:style-name="T4">http://www.uml-</text:span><text:span text:style-name="T4">diagrams.org/state-</text:span><text:span text:style-name="T4">machine-</text:span><text:span text:style-name="T4">diagrams.html#behavioral</text:span><text:span text:style-name="T4">-state-machine</text:span></text:p>
          </draw:text-box>
        </draw:frame>
        <draw:frame draw:style-name="gr26" draw:text-style-name="P6" draw:layer="layout" svg:width="1.242cm" svg:height="1.164cm" svg:x="-4.738cm" svg:y="21.5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7" draw:text-style-name="P11" draw:layer="layout" svg:width="15.24cm" svg:height="2.987cm" svg:x="1.635cm" svg:y="23.138cm">
          <draw:text-box>
            <text:p text:style-name="P7"><text:span text:style-name="T4">Guidelines:</text:span></text:p>
            <text:p text:style-name="P7"><text:span text:style-name="T4">* Exit actions should be </text:span><text:span text:style-name="T4">for cleanup/side effects </text:span><text:span text:style-name="T4">only (stop timers, release </text:span><text:span text:style-name="T4">resources). They must not </text:span><text:span text:style-name="T4">determine control flow.</text:span></text:p>
            <text:p text:style-name="P7"><text:span text:style-name="T4">* Guards select the next </text:span><text:span text:style-name="T4">target deterministically </text:span><text:span text:style-name="T4">based on current </text:span><text:span text:style-name="T4">conditions</text:span></text:p>
          </draw:text-box>
        </draw:frame>
        <draw:connector draw:style-name="gr28" draw:text-style-name="P2" draw:layer="layout" draw:type="line" svg:x1="5.291cm" svg:y1="10.434cm" svg:x2="5.267cm" svg:y2="12.747cm" draw:end-shape="id3" draw:end-glue-point="0" svg:d="M5291 10434l-24 2313" svg:viewBox="0 0 25 2314">
          <text:p/>
        </draw:connector>
        <draw:frame draw:style-name="gr29" draw:text-style-name="P12" draw:layer="layout" svg:width="2.858cm" svg:height="1.199cm" svg:x="3.54cm" svg:y="10.842cm">
          <draw:text-box>
            <text:p><text:span text:style-name="T5">event</text:span></text:p>
            <text:p><text:span text:style-name="T5">/action</text:span></text:p>
          </draw:text-box>
        </draw:frame>
        <draw:frame draw:style-name="gr30" draw:text-style-name="P10" draw:layer="layout" svg:width="5.398cm" svg:height="2.222cm" svg:x="1.634cm" svg:y="13.321cm">
          <draw:text-box>
            <text:p><text:span text:style-name="T4">entry /action</text:span></text:p>
            <text:p><text:span text:style-name="T4">do /action</text:span></text:p>
            <text:p><text:span text:style-name="T4">exit /action</text:span></text:p>
          </draw:text-box>
        </draw:frame>
        <draw:custom-shape draw:style-name="gr31" draw:text-style-name="P2" draw:layer="layout" svg:width="7.62cm" svg:height="4.445cm" svg:x="11.16cm" svg:y="12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0.4cm" svg:height="0.4cm" svg:x="16.235cm" svg:y="12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 xml:id="id7" draw:id="id7">
          <draw:custom-shape draw:style-name="gr2" draw:text-style-name="P1" draw:layer="layout" svg:width="0.4cm" svg:height="0.4cm" svg:x="16.327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6.227cm" svg:y="16.8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14" draw:layer="layout" svg:width="3.81cm" svg:height="0.635cm" svg:x="11.477cm" svg:y="12.112cm">
          <text:p text:style-name="P13"><text:span text:style-name="T5">Composite State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xml:id="id5" draw:id="id5" draw:layer="layout" svg:width="1.905cm" svg:height="1.27cm" svg:x="15.935cm" svg:y="13.7cm">
          <draw:glue-point draw:id="4" svg:x="3.005cm" svg:y="-5cm"/>
          <draw:glue-point draw:id="5" svg:x="3.005cm" svg:y="5cm"/>
          <text:p text:style-name="P15"><text:span text:style-name="T6"/></text:p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7" draw:layer="layout" svg:width="1.387cm" svg:height="0.887cm" svg:x="16.223cm" svg:y="13.865cm">
          <draw:text-box>
            <text:p><text:span text:style-name="T7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onnector draw:style-name="gr35" draw:text-style-name="P2" draw:layer="layout" svg:x1="16.435cm" svg:y1="12.965cm" svg:x2="16.887cm" svg:y2="13.7cm" draw:start-shape="id4" draw:start-glue-point="8" draw:end-shape="id5" draw:end-glue-point="0" svg:d="M16435 12965v368h452v367" svg:viewBox="0 0 453 736">
          <text:p/>
        </draw:connector>
        <draw:connector draw:style-name="gr36" draw:text-style-name="P2" draw:layer="layout" draw:type="curve" svg:x1="17.84cm" svg:y1="14.335cm" svg:x2="17.459cm" svg:y2="13.7cm" draw:start-shape="id5" draw:start-glue-point="1" draw:end-shape="id5" draw:end-glue-point="4" svg:d="M17840 14335c751 0 626-568 343-915s-724-471-724 280" svg:viewBox="0 0 946 1190">
          <text:p/>
        </draw:connector>
        <draw:custom-shape draw:style-name="gr33" draw:text-style-name="P16" xml:id="id6" draw:id="id6" draw:layer="layout" svg:width="1.905cm" svg:height="1.27cm" svg:x="13.43cm" svg:y="14.97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7" draw:layer="layout" svg:width="1.387cm" svg:height="0.887cm" svg:x="13.718cm" svg:y="15.135cm">
          <draw:text-box>
            <text:p><text:span text:style-name="T7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onnector draw:style-name="gr37" draw:text-style-name="P2" draw:layer="layout" svg:x1="15.935cm" svg:y1="14.335cm" svg:x2="14.382cm" svg:y2="14.97cm" draw:start-shape="id5" draw:start-glue-point="3" draw:end-shape="id6" draw:end-glue-point="0" svg:d="M15935 14335h-1553v635" svg:viewBox="0 0 1554 636">
          <text:p/>
        </draw:connector>
        <draw:connector draw:style-name="gr38" draw:text-style-name="P2" draw:layer="layout" svg:x1="15.335cm" svg:y1="15.605cm" svg:x2="16.527cm" svg:y2="16.894cm" draw:start-shape="id6" draw:start-glue-point="1" draw:end-shape="id7" draw:end-glue-point="0" svg:d="M15335 15605h1192v1289" svg:viewBox="0 0 1193 1290">
          <text:p/>
        </draw:connector>
      </draw:page>
      <draw:page draw:name="page2" draw:style-name="dp1" draw:master-page-name="Default">
        <draw:g draw:style-name="gr4" xml:id="id9" draw:id="id9">
          <draw:frame draw:style-name="gr7" draw:text-style-name="P4" draw:layer="layout" svg:width="4.194cm" svg:height="0.617cm" svg:x="5.618cm" svg:y="4.01cm">
            <draw:text-box>
              <text:p text:style-name="P3"><text:span text:style-name="T1">ColdStartup</text:span></text:p>
            </draw:text-box>
          </draw:frame>
          <draw:rect draw:style-name="gr39" draw:text-style-name="P19" draw:layer="layout" svg:width="4.194cm" svg:height="2.49cm" svg:x="5.605cm" svg:y="4.02cm" draw:corner-radius="0.5cm">
            <text:p text:style-name="P18"><text:span text:style-name="T4">entry/</text:span></text:p>
            <text:p text:style-name="P18"><text:span text:style-name="T4">exit/</text:span></text:p>
          </draw:rect>
          <draw:line draw:style-name="gr8" draw:text-style-name="P2" draw:layer="layout" svg:x1="5.606cm" svg:y1="4.627cm" svg:x2="9.797cm" svg:y2="4.626cm">
            <text:p/>
          </draw:line>
        </draw:g>
        <draw:custom-shape draw:style-name="gr9" draw:text-style-name="P1" xml:id="id8" draw:id="id8" draw:layer="layout" svg:width="0.4cm" svg:height="0.4cm" svg:x="11.077cm" svg:y="2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4.829cm" svg:height="0.539cm" svg:x="8.119cm" svg:y="7.602cm">
          <draw:text-box>
            <text:p text:style-name="P3"><text:span text:style-name="T1">Standby</text:span></text:p>
          </draw:text-box>
        </draw:frame>
        <draw:rect draw:style-name="gr39" draw:text-style-name="P2" xml:id="id10" draw:id="id10" draw:layer="layout" svg:width="4.829cm" svg:height="2.174cm" svg:x="8.205cm" svg:y="7.6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 text:style-name="P20"><text:span text:style-name="T4">entry/</text:span></text:p>
          <text:p text:style-name="P20"><text:span text:style-name="T4">exit/</text:span></text:p>
        </draw:rect>
        <draw:line draw:style-name="gr8" draw:text-style-name="P2" draw:layer="layout" svg:x1="8.206cm" svg:y1="8.141cm" svg:x2="13.03cm" svg:y2="8.14cm">
          <text:p/>
        </draw:line>
        <draw:g draw:style-name="gr4">
          <draw:frame draw:style-name="gr7" draw:text-style-name="P4" draw:layer="layout" svg:width="4.194cm" svg:height="0.617cm" svg:x="13.316cm" svg:y="3.897cm">
            <draw:text-box>
              <text:p text:style-name="P3"><text:span text:style-name="T1">WarmStartup</text:span></text:p>
            </draw:text-box>
          </draw:frame>
          <draw:rect draw:style-name="gr5" draw:text-style-name="P2" draw:layer="layout" svg:width="4.194cm" svg:height="2.49cm" svg:x="13.303cm" svg:y="3.907cm" draw:corner-radius="0.5cm">
            <text:p/>
          </draw:rect>
          <draw:line draw:style-name="gr8" draw:text-style-name="P2" draw:layer="layout" svg:x1="13.304cm" svg:y1="4.514cm" svg:x2="17.495cm" svg:y2="4.513cm">
            <text:p/>
          </draw:line>
        </draw:g>
        <draw:g draw:style-name="gr4" xml:id="id12" draw:id="id12">
          <draw:frame draw:style-name="gr7" draw:text-style-name="P4" draw:layer="layout" svg:width="4.194cm" svg:height="0.617cm" svg:x="14.668cm" svg:y="17.6cm">
            <draw:text-box>
              <text:p text:style-name="P3"><text:span text:style-name="T1">SpotifyPlaying</text:span></text:p>
            </draw:text-box>
          </draw:frame>
          <draw:rect draw:style-name="gr5" draw:text-style-name="P2" xml:id="id14" draw:id="id14" draw:layer="layout" svg:width="4.194cm" svg:height="2.49cm" svg:x="14.655cm" svg:y="17.51cm" draw:corner-radius="0.5cm">
            <draw:glue-point draw:id="4" svg:x="2.229cm" svg:y="-5.004cm"/>
            <draw:glue-point draw:id="5" svg:x="5.002cm" svg:y="2.991cm"/>
            <draw:glue-point draw:id="6" svg:x="-2.312cm" svg:y="-5.004cm"/>
            <text:p/>
          </draw:rect>
          <draw:line draw:style-name="gr8" draw:text-style-name="P2" draw:layer="layout" svg:x1="14.656cm" svg:y1="18.217cm" svg:x2="18.847cm" svg:y2="18.216cm">
            <text:p/>
          </draw:line>
        </draw:g>
        <draw:g draw:style-name="gr4" xml:id="id17" draw:id="id17">
          <draw:frame draw:style-name="gr7" draw:text-style-name="P4" draw:layer="layout" svg:width="4.194cm" svg:height="0.617cm" svg:x="3.003cm" svg:y="18.54cm">
            <draw:text-box>
              <text:p text:style-name="P3"><text:span text:style-name="T1">MpdMusicPla</text:span><text:span text:style-name="T1">ying</text:span></text:p>
            </draw:text-box>
          </draw:frame>
          <draw:rect draw:style-name="gr5" draw:text-style-name="P2" xml:id="id13" draw:id="id13" draw:layer="layout" svg:width="4.194cm" svg:height="2.49cm" svg:x="2.99cm" svg:y="18.55cm" draw:corner-radius="0.5cm">
            <draw:glue-point draw:id="4" svg:x="-3.688cm" svg:y="-5.004cm"/>
            <text:p/>
          </draw:rect>
          <draw:line draw:style-name="gr8" draw:text-style-name="P2" draw:layer="layout" svg:x1="2.991cm" svg:y1="19.157cm" svg:x2="7.182cm" svg:y2="19.156cm">
            <text:p/>
          </draw:line>
        </draw:g>
        <draw:connector draw:style-name="gr40" draw:text-style-name="P2" draw:layer="layout" svg:x1="11.419cm" svg:y1="2.459cm" svg:x2="7.708cm" svg:y2="4.01cm" draw:start-shape="id8" draw:start-glue-point="9" draw:end-shape="id9" draw:end-glue-point="0" svg:d="M11419 2459v806h-3711v745" svg:viewBox="0 0 3712 1552">
          <text:p/>
        </draw:connector>
        <draw:custom-shape draw:style-name="gr41" draw:text-style-name="P22" draw:layer="layout" svg:width="5.398cm" svg:height="1.905cm" svg:x="13.622cm" svg:y="0.047cm">
          <text:p text:style-name="P21"><text:span text:style-name="T5">1-Power-ON</text:span></text:p>
          <text:p text:style-name="P21"><text:span text:style-name="T5">2-Raspi-BOOT</text:span></text:p>
          <text:p text:style-name="P21"><text:span text:style-name="T5">3-Run Oradio_control</text:span></text:p>
          <draw:enhanced-geometry svg:viewBox="0 0 21600 21600" draw:text-areas="800 800 20800 20800" draw:type="round-rectangular-callout" draw:modifiers="-9373.73587701426 26620.35676810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0" draw:text-style-name="P2" draw:layer="layout" svg:x1="7.708cm" svg:y1="6.51cm" svg:x2="10.619cm" svg:y2="7.61cm" draw:start-shape="id9" draw:start-glue-point="2" draw:end-shape="id10" draw:end-glue-point="0" svg:d="M7708 6510v550h2911v550" svg:viewBox="0 0 2912 1101">
          <text:p/>
        </draw:connector>
        <draw:frame draw:style-name="gr42" draw:text-style-name="P12" draw:layer="layout" svg:width="3.81cm" svg:height="1.199cm" svg:x="5.68cm" svg:y="10.19cm">
          <draw:text-box>
            <text:p><text:span text:style-name="T5">B</text:span><text:span text:style-name="T5">u</text:span><text:span text:style-name="T5">tt</text:span><text:span text:style-name="T5">o</text:span><text:span text:style-name="T5">n</text:span><text:span text:style-name="T5">P</text:span><text:span text:style-name="T5">r</text:span><text:span text:style-name="T5">e</text:span><text:span text:style-name="T5">s</text:span><text:span text:style-name="T5">s</text:span><text:span text:style-name="T5">e</text:span><text:span text:style-name="T5">d</text:span><text:span text:style-name="T5">,</text:span></text:p>
            <text:p><text:span text:style-name="T5">L</text:span><text:span text:style-name="T5">o</text:span><text:span text:style-name="T5">n</text:span><text:span text:style-name="T5">g</text:span><text:span text:style-name="T5">P</text:span><text:span text:style-name="T5">r</text:span><text:span text:style-name="T5">e</text:span><text:span text:style-name="T5">s</text:span><text:span text:style-name="T5">s</text:span><text:span text:style-name="T5">P</text:span><text:span text:style-name="T5">l</text:span><text:span text:style-name="T5">a</text:span><text:span text:style-name="T5">y</text:span></text:p>
          </draw:text-box>
        </draw:frame>
        <draw:frame draw:style-name="gr43" draw:text-style-name="P23" draw:layer="layout" svg:width="10.16cm" svg:height="2.384cm" svg:x="8.302cm" svg:y="25.447cm">
          <draw:text-box>
            <text:p>led_control to handle button_names, so one “preset handling”</text:p>
          </draw:text-box>
        </draw:frame>
        <draw:frame draw:style-name="gr44" draw:text-style-name="P12" draw:layer="layout" svg:width="4.445cm" svg:height="2.621cm" svg:x="5.127cm" svg:y="15.524cm">
          <draw:text-box>
            <text:p><text:span text:style-name="T5">ButtonPlay,</text:span></text:p>
            <text:p><text:span text:style-name="T5">ButtonPreset1,</text:span></text:p>
            <text:p><text:span text:style-name="T5">ButtonPreset2,</text:span></text:p>
            <text:p><text:span text:style-name="T5">ButtonPreset3</text:span></text:p>
            <text:p><text:span text:style-name="T5">/</text:span><text:span text:style-name="T5">startMpdPlayback()</text:span></text:p>
          </draw:text-box>
        </draw:frame>
        <draw:connector draw:style-name="gr40" draw:text-style-name="P2" draw:layer="layout" svg:x1="12.208cm" svg:y1="14.482cm" svg:x2="16.758cm" svg:y2="17.51cm" draw:start-shape="id11" draw:start-glue-point="4" draw:end-shape="id12" svg:d="M12208 14482v1514h4550v1514" svg:viewBox="0 0 4551 3029">
          <text:p/>
        </draw:connector>
        <draw:frame draw:style-name="gr45" draw:text-style-name="P12" draw:layer="layout" svg:width="4.127cm" svg:height="1.673cm" svg:x="7.315cm" svg:y="19.922cm">
          <draw:text-box>
            <text:p><text:span text:style-name="T5">[isMpdPlaying]</text:span></text:p>
            <text:p><text:span text:style-name="T5">LongPressPlay</text:span></text:p>
            <text:p><text:span text:style-name="T5">/startOradioAP</text:span></text:p>
          </draw:text-box>
        </draw:frame>
        <draw:connector draw:style-name="gr40" draw:text-style-name="P2" draw:layer="layout" draw:line-skew="-1.392cm" svg:x1="9.156cm" svg:y1="14.482cm" svg:x2="5.093cm" svg:y2="18.54cm" draw:start-shape="id11" draw:start-glue-point="7" svg:d="M9156 14482v888h-4063v3170" svg:viewBox="0 0 4064 4059">
          <text:p/>
        </draw:connector>
        <draw:frame draw:style-name="gr45" draw:text-style-name="P12" draw:layer="layout" svg:width="4.127cm" svg:height="1.673cm" svg:x="10.842cm" svg:y="17.107cm">
          <draw:text-box>
            <text:p><text:span text:style-name="T5">[isSpotifyPlaying]</text:span></text:p>
            <text:p><text:span text:style-name="T5">LongPressPlay</text:span></text:p>
            <text:p><text:span text:style-name="T5">/startOradioAP</text:span></text:p>
          </draw:text-box>
          <draw:glue-point draw:id="4" svg:x="2.694cm" svg:y="5.002cm"/>
          <draw:glue-point draw:id="5" svg:x="5.001cm" svg:y="5.002cm"/>
        </draw:frame>
        <draw:custom-shape draw:style-name="gr46" draw:text-style-name="P2" draw:layer="layout" svg:width="18.733cm" svg:height="26.43cm" svg:x="1.317cm" svg:y="2.27cm">
          <text:p/>
          <draw:enhanced-geometry svg:viewBox="0 0 21600 21600" draw:path-stretchpoint-x="10800" draw:path-stretchpoint-y="10800" draw:text-areas="?f3 ?f4 ?f5 ?f6" draw:type="round-rectangle" draw:modifiers="1512.71485000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5.397cm" svg:height="0.635cm" svg:x="2.905cm" svg:y="1.635cm">
          <text:p text:style-name="P6">MainControl</text:p>
          <draw:enhanced-geometry svg:viewBox="0 0 21600 21600" draw:type="rectangle" draw:enhanced-path="M 0 0 L 21600 0 21600 21600 0 21600 0 0 Z N"/>
        </draw:custom-shape>
        <draw:g draw:style-name="gr1" xml:id="id16" draw:id="id16">
          <draw:custom-shape draw:style-name="gr2" draw:text-style-name="P1" draw:layer="layout" svg:width="0.4cm" svg:height="0.4cm" svg:x="12.212cm" svg:y="22.7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2.112cm" svg:y="22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 xml:id="id15" draw:id="id15">
          <draw:frame draw:style-name="gr7" draw:text-style-name="P4" draw:layer="layout" svg:width="4.749cm" svg:height="1.105cm" svg:x="8.316cm" svg:y="11.525cm">
            <draw:text-box>
              <text:p text:style-name="P3"><text:span text:style-name="T1">&lt;&lt;intermediate&gt;&gt;</text:span></text:p>
              <text:p text:style-name="P3"><text:span text:style-name="T1">CheckingCondition</text:span><text:span text:style-name="T1">s</text:span></text:p>
            </draw:text-box>
          </draw:frame>
          <draw:rect draw:style-name="gr39" draw:text-style-name="P2" xml:id="id11" draw:id="id11" draw:layer="layout" svg:width="4.829cm" svg:height="2.849cm" svg:x="8.202cm" svg:y="11.633cm" draw:corner-radius="0.5cm">
            <draw:glue-point draw:id="4" svg:x="3.298cm" svg:y="5.004cm"/>
            <draw:glue-point draw:id="5" svg:x="-3.025cm" svg:y="-5.001cm"/>
            <draw:glue-point draw:id="6" svg:x="2.89cm" svg:y="-5.001cm"/>
            <draw:glue-point draw:id="7" svg:x="-3.025cm" svg:y="5.005cm"/>
            <draw:glue-point draw:id="8" svg:x="-1.503cm" svg:y="5.005cm"/>
            <draw:glue-point draw:id="9" svg:x="1.575cm" svg:y="5.005cm"/>
            <draw:glue-point draw:id="10" svg:x="-0.846cm" svg:y="5.005cm"/>
            <text:p text:style-name="P20"><text:span text:style-name="T4"/></text:p>
            <text:p text:style-name="P20"><text:span text:style-name="T4">entry/</text:span></text:p>
            <text:p text:style-name="P20"><text:span text:style-name="T4">exit/</text:span></text:p>
          </draw:rect>
          <draw:line draw:style-name="gr8" draw:text-style-name="P2" draw:layer="layout" svg:x1="8.203cm" svg:y1="12.464cm" svg:x2="13.027cm" svg:y2="12.463cm">
            <text:p/>
          </draw:line>
        </draw:g>
        <draw:connector draw:style-name="gr40" draw:text-style-name="P2" draw:layer="layout" svg:x1="12.211cm" svg:y1="9.784cm" svg:x2="12.011cm" svg:y2="11.633cm" draw:start-shape="id10" draw:start-glue-point="4" draw:end-shape="id11" draw:end-glue-point="6" svg:d="M12211 9784v925h-200v924" svg:viewBox="0 0 201 1850">
          <text:p/>
        </draw:connector>
        <draw:connector draw:style-name="gr40" draw:text-style-name="P2" draw:layer="layout" svg:x1="9.356cm" svg:y1="9.784cm" svg:x2="9.156cm" svg:y2="11.633cm" draw:start-shape="id10" draw:start-glue-point="6" draw:end-shape="id11" draw:end-glue-point="5" svg:d="M9356 9784v925h-200v924" svg:viewBox="0 0 201 1850">
          <text:p/>
        </draw:connector>
        <draw:connector draw:style-name="gr40" draw:text-style-name="P2" draw:layer="layout" svg:x1="10.208cm" svg:y1="14.482cm" svg:x2="7.184cm" svg:y2="19.795cm" draw:start-shape="id11" draw:start-glue-point="10" draw:end-shape="id13" draw:end-glue-point="1" svg:d="M10208 14482v5313h-3024" svg:viewBox="0 0 3025 5314">
          <text:p/>
        </draw:connector>
        <draw:connector draw:style-name="gr40" draw:text-style-name="P2" draw:layer="layout" svg:x1="10.616cm" svg:y1="14.482cm" svg:x2="14.655cm" svg:y2="18.755cm" draw:start-shape="id11" draw:start-glue-point="2" draw:end-shape="id14" draw:end-glue-point="3" svg:d="M10616 14482v4273h4039" svg:viewBox="0 0 4040 4274">
          <text:p/>
        </draw:connector>
        <draw:connector draw:style-name="gr36" draw:text-style-name="P2" draw:layer="layout" draw:type="curve" draw:line-skew="0.295cm -0.248cm" svg:x1="13.034cm" svg:y1="8.697cm" svg:x2="12.111cm" svg:y2="7.61cm" draw:start-shape="id10" draw:start-glue-point="1" draw:end-shape="id10" draw:end-glue-point="7" svg:d="M13034 8697c1194 0 995-918 466-1471s-1389-739-1389 384" svg:viewBox="0 0 1807 1911">
          <text:p/>
        </draw:connector>
        <draw:frame draw:style-name="gr48" draw:text-style-name="P12" draw:layer="layout" svg:width="2.858cm" svg:height="1.27cm" svg:x="13.7cm" svg:y="7.032cm">
          <draw:text-box>
            <text:p><text:span text:style-name="T5">ButtonStop</text:span></text:p>
            <text:p><text:span text:style-name="T5">/stopOradio</text:span></text:p>
          </draw:text-box>
          <draw:glue-point draw:id="4" svg:x="1.001cm" svg:y="-5cm"/>
          <draw:glue-point draw:id="5" svg:x="5.001cm" svg:y="-5cm"/>
          <draw:glue-point draw:id="6" svg:x="5.001cm" svg:y="-5cm"/>
        </draw:frame>
        <draw:frame draw:style-name="gr42" draw:text-style-name="P12" draw:layer="layout" svg:width="3.81cm" svg:height="0.97cm" svg:x="12.112cm" svg:y="10.207cm">
          <draw:text-box>
            <text:p><text:span text:style-name="T5">VolumeChanged</text:span></text:p>
          </draw:text-box>
        </draw:frame>
        <draw:frame draw:style-name="gr49" draw:text-style-name="P12" draw:layer="layout" svg:width="5.08cm" svg:height="1.199cm" svg:x="12.33cm" svg:y="14.87cm">
          <draw:text-box>
            <text:p><text:span text:style-name="T5">ButtonPlay,</text:span></text:p>
            <text:p><text:span text:style-name="T5">/startSpotifyPlayback()</text:span></text:p>
          </draw:text-box>
        </draw:frame>
        <draw:connector draw:style-name="gr40" draw:text-style-name="P2" draw:layer="layout" svg:x1="8.202cm" svg:y1="13.003cm" svg:x2="3.541cm" svg:y2="18.55cm" draw:start-shape="id15" draw:start-glue-point="3" draw:end-shape="id13" draw:end-glue-point="4" svg:d="M8202 13003h-4661v5547" svg:viewBox="0 0 4662 5548">
          <text:p/>
        </draw:connector>
        <draw:frame draw:style-name="gr48" draw:text-style-name="P12" draw:layer="layout" svg:width="4.445cm" svg:height="1.27cm" svg:x="3.54cm" svg:y="13.065cm">
          <draw:text-box>
            <text:p><text:span text:style-name="T5">VolumeChanged</text:span></text:p>
            <text:p><text:span text:style-name="T5">/startMpdPlayback()</text:span></text:p>
          </draw:text-box>
        </draw:frame>
        <draw:connector draw:style-name="gr40" draw:text-style-name="P2" draw:layer="layout" draw:line-skew="2.675cm" svg:x1="13.065cm" svg:y1="13.003cm" svg:x2="13.034cm" svg:y2="9.254cm" draw:start-shape="id15" draw:start-glue-point="1" draw:end-shape="id10" draw:end-glue-point="8" svg:d="M13065 13003h3175v-3749h-3206" svg:viewBox="0 0 3207 3750">
          <text:p/>
        </draw:connector>
        <draw:frame draw:style-name="gr50" draw:text-style-name="P12" draw:layer="layout" svg:width="3.175cm" svg:height="1.516cm" svg:x="16.24cm" svg:y="11.795cm">
          <draw:text-box>
            <text:p><text:span text:style-name="T5">ButtonStop</text:span></text:p>
            <text:p><text:span text:style-name="T5">/stopOradio</text:span></text:p>
          </draw:text-box>
          <draw:glue-point draw:id="4" svg:x="1.001cm" svg:y="-5cm"/>
          <draw:glue-point draw:id="5" svg:x="5.001cm" svg:y="-5cm"/>
          <draw:glue-point draw:id="6" svg:x="5.001cm" svg:y="-5cm"/>
        </draw:frame>
        <draw:connector draw:style-name="gr40" draw:text-style-name="P2" draw:layer="layout" svg:x1="16.758cm" svg:y1="20cm" svg:x2="12.712cm" svg:y2="22.925cm" draw:start-shape="id12" draw:start-glue-point="2" draw:end-shape="id16" draw:end-glue-point="1" svg:d="M16758 20000v2925h-4046" svg:viewBox="0 0 4047 2926">
          <text:p/>
        </draw:connector>
        <draw:frame draw:style-name="gr51" draw:text-style-name="P24" draw:layer="layout" svg:width="1.822cm" svg:height="0.952cm" svg:x="3.305cm" svg:y="8.62cm">
          <draw:text-box>
            <text:p><text:span text:style-name="T8">Error</text:span></text:p>
          </draw:text-box>
        </draw:frame>
        <draw:connector draw:style-name="gr40" draw:text-style-name="P2" draw:layer="layout" svg:x1="5.093cm" svg:y1="21.04cm" svg:x2="12.112cm" svg:y2="22.925cm" draw:start-shape="id17" draw:start-glue-point="2" draw:end-shape="id16" draw:end-glue-point="3" svg:d="M5093 21040v1885h7019" svg:viewBox="0 0 7020 1886">
          <text:p/>
        </draw:connector>
        <draw:frame draw:style-name="gr51" draw:text-style-name="P24" draw:layer="layout" svg:width="1.822cm" svg:height="0.952cm" svg:x="11.795cm" svg:y="23.225cm">
          <draw:text-box>
            <text:p><text:span text:style-name="T8">E</text:span><text:span text:style-name="T8">r</text:span><text:span text:style-name="T8">r</text:span><text:span text:style-name="T8">o</text:span><text:span text:style-name="T8">r</text:span></text:p>
          </draw:text-box>
        </draw:frame>
        <draw:g draw:style-name="gr1" xml:id="id18" draw:id="id18">
          <draw:custom-shape draw:style-name="gr2" draw:text-style-name="P1" draw:layer="layout" svg:width="0.4cm" svg:height="0.4cm" svg:x="3.992cm" svg:y="7.9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3.892cm" svg:y="7.8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0" draw:text-style-name="P2" draw:layer="layout" svg:x1="8.205cm" svg:y1="8.697cm" svg:x2="4.492cm" svg:y2="8.107cm" draw:start-shape="id10" draw:start-glue-point="3" draw:end-shape="id18" draw:end-glue-point="1" svg:d="M8205 8697h-1856v-590h-1857" svg:viewBox="0 0 3714 591">
          <text:p/>
        </draw:connector>
        <draw:connector draw:style-name="gr40" draw:text-style-name="P2" draw:layer="layout" svg:x1="5.605cm" svg:y1="5.26cm" svg:x2="4.192cm" svg:y2="7.807cm" draw:start-shape="id9" draw:start-glue-point="3" draw:end-shape="id18" draw:end-glue-point="0" svg:d="M5605 5260h-1413v2547" svg:viewBox="0 0 1414 2548">
          <text:p/>
        </draw:connector>
        <draw:frame draw:style-name="gr45" draw:text-style-name="P23" draw:layer="layout" svg:width="4.763cm" svg:height="1.673cm" svg:x="1.952cm" svg:y="19.415cm">
          <draw:text-box>
            <text:p>[isWebRadio]</text:p>
          </draw:text-box>
        </draw:frame>
      </draw:page>
      <draw:page draw:name="page3" draw:style-name="dp1" draw:master-page-name="Default">
        <draw:g draw:style-name="gr4">
          <draw:frame draw:style-name="gr7" draw:text-style-name="P4" draw:layer="layout" svg:width="4.194cm" svg:height="0.617cm" svg:x="6.013cm" svg:y="21.042cm">
            <draw:text-box>
              <text:p text:style-name="P3"><text:span text:style-name="T1">UsbMusicPlaying</text:span></text:p>
            </draw:text-box>
          </draw:frame>
          <draw:rect draw:style-name="gr5" draw:text-style-name="P2" draw:layer="layout" svg:width="4.194cm" svg:height="2.49cm" svg:x="6cm" svg:y="21.052cm" draw:corner-radius="0.5cm">
            <text:p/>
          </draw:rect>
          <draw:line draw:style-name="gr8" draw:text-style-name="P2" draw:layer="layout" svg:x1="6.001cm" svg:y1="21.659cm" svg:x2="10.192cm" svg:y2="21.658cm">
            <text:p/>
          </draw:line>
        </draw:g>
        <draw:g draw:style-name="gr4">
          <draw:frame draw:style-name="gr7" draw:text-style-name="P4" draw:layer="layout" svg:width="4.194cm" svg:height="0.617cm" svg:x="12.998cm" svg:y="20.725cm">
            <draw:text-box>
              <text:p text:style-name="P3"><text:span text:style-name="T1">WebRadioPlaying</text:span></text:p>
            </draw:text-box>
          </draw:frame>
          <draw:rect draw:style-name="gr5" draw:text-style-name="P2" draw:layer="layout" svg:width="4.194cm" svg:height="2.49cm" svg:x="12.985cm" svg:y="20.735cm" draw:corner-radius="0.5cm">
            <text:p/>
          </draw:rect>
          <draw:line draw:style-name="gr8" draw:text-style-name="P2" draw:layer="layout" svg:x1="12.986cm" svg:y1="21.342cm" svg:x2="17.177cm" svg:y2="21.341cm">
            <text:p/>
          </draw:line>
        </draw:g>
        <draw:g draw:style-name="gr4">
          <draw:frame draw:style-name="gr7" draw:text-style-name="P4" draw:layer="layout" svg:width="4.194cm" svg:height="0.617cm" svg:x="10.458cm" svg:y="13.105cm">
            <draw:text-box>
              <text:p text:style-name="P3"><text:span text:style-name="T1">SpotifyPlaying</text:span></text:p>
            </draw:text-box>
          </draw:frame>
          <draw:rect draw:style-name="gr5" draw:text-style-name="P2" draw:layer="layout" svg:width="4.194cm" svg:height="2.49cm" svg:x="10.445cm" svg:y="13.115cm" draw:corner-radius="0.5cm">
            <text:p/>
          </draw:rect>
          <draw:line draw:style-name="gr8" draw:text-style-name="P2" draw:layer="layout" svg:x1="10.446cm" svg:y1="13.722cm" svg:x2="14.637cm" svg:y2="13.721cm">
            <text:p/>
          </draw:line>
        </draw:g>
        <draw:connector draw:style-name="gr52" draw:text-style-name="P2" draw:layer="layout" svg:x1="4.881cm" svg:y1="4.211cm" svg:x2="3.428cm" svg:y2="8.347cm" svg:d="M4881 4211v2068h-1453v2068" svg:viewBox="0 0 1454 4137">
          <text:p/>
        </draw:connector>
        <draw:frame draw:style-name="gr53" draw:text-style-name="P23" draw:layer="layout" svg:width="5.715cm" svg:height="3.095cm" svg:x="2.905cm" svg:y="9.572cm">
          <draw:text-box>
            <text:p text:style-name="P25">ButtonPlay</text:p>
            <text:p>ButtonPreset1</text:p>
            <text:p>ButtonPreset2</text:p>
            <text:p>ButtonPreset3</text:p>
          </draw:text-box>
        </draw:frame>
        <draw:frame draw:style-name="gr48" draw:text-style-name="P23" draw:layer="layout" svg:width="8.573cm" svg:height="1.27cm" svg:x="10.525cm" svg:y="23.225cm">
          <draw:text-box>
            <text:p>mpd_control.play(Presetx)</text:p>
          </draw:text-box>
        </draw:frame>
        <draw:line draw:style-name="gr8" draw:text-style-name="P2" draw:layer="layout" svg:x1="2.587cm" svg:y1="17.192cm" svg:x2="18.462cm" svg:y2="17.192cm">
          <text:p/>
        </draw:line>
        <draw:frame draw:style-name="gr43" draw:text-style-name="P23" draw:layer="layout" svg:width="13.335cm" svg:height="2.384cm" svg:x="4.81cm" svg:y="18.145cm">
          <draw:text-box>
            <text:p>MPD</text:p>
            <text:p>Weet welke muziek bron op een preset staat.</text:p>
          </draw:text-box>
        </draw:frame>
        <draw:g draw:style-name="gr4">
          <draw:frame draw:style-name="gr7" draw:text-style-name="P4" draw:layer="layout" svg:width="4.194cm" svg:height="0.617cm" svg:x="4.188cm" svg:y="13.065cm">
            <draw:text-box>
              <text:p text:style-name="P3"><text:span text:style-name="T1">MpdMusicPlaying</text:span></text:p>
            </draw:text-box>
          </draw:frame>
          <draw:rect draw:style-name="gr5" draw:text-style-name="P2" draw:layer="layout" svg:width="4.194cm" svg:height="2.49cm" svg:x="4.175cm" svg:y="13.075cm" draw:corner-radius="0.5cm">
            <text:p/>
          </draw:rect>
          <draw:line draw:style-name="gr8" draw:text-style-name="P2" draw:layer="layout" svg:x1="4.176cm" svg:y1="13.682cm" svg:x2="8.367cm" svg:y2="13.681cm">
            <text:p/>
          </draw:line>
        </draw:g>
        <draw:frame draw:style-name="gr54" draw:text-style-name="P23" draw:layer="layout" svg:width="5.08cm" svg:height="2.54cm" svg:x="10.207cm" svg:y="10.207cm">
          <draw:text-box>
            <text:p>ButtonPlay</text:p>
          </draw:text-box>
        </draw:frame>
        <draw:frame draw:style-name="gr55" draw:text-style-name="P26" draw:layer="layout" svg:width="20.636cm" svg:height="6.483cm" svg:x="0.365cm" svg:y="25.949cm">
          <draw:text-box>
            <text:p text:style-name="P7"><text:span text:style-name="T4">Separate monitor/state </text:span><text:span text:style-name="T4">machine (preferred for </text:span><text:span text:style-name="T4">modularity)</text:span></text:p>
            <text:p text:style-name="P7"><text:span text:style-name="T4">Model a separate state </text:span><text:span text:style-name="T4">machine (or component) </text:span><text:span text:style-name="T4">that tracks </text:span><text:span text:style-name="T4">SpotifyConnected/Discon</text:span><text:span text:style-name="T4">nected and emits events </text:span><text:span text:style-name="T4">(SpotifyConnected, </text:span><text:span text:style-name="T4">SpotifyDisconnected).</text:span></text:p>
            <text:p text:style-name="P7"><text:span text:style-name="T4">In the playback state </text:span><text:span text:style-name="T4">machine use guards or </text:span><text:span text:style-name="T4">event-triggered </text:span><text:span text:style-name="T4">transitions: </text:span></text:p>
            <text:p text:style-name="P7"><text:span text:style-name="T4">On SpotifyConnected (or </text:span><text:span text:style-name="T4">guard </text:span><text:span text:style-name="T4">isSpotifyConnected()) → </text:span><text:span text:style-name="T4">SpotifyPlaying</text:span></text:p>
            <text:p text:style-name="P7"><text:span text:style-name="T4">On SpotifyDisconnected </text:span><text:span text:style-name="T4">→ MpdMusicPlaying</text:span></text:p>
            <text:p text:style-name="P7"><text:span text:style-name="T4">This keeps concerns </text:span><text:span text:style-name="T4">separated; communicate </text:span><text:span text:style-name="T4">via events or a shared </text:span><text:span text:style-name="T4">condition.</text:span></text:p>
            <text:p text:style-name="P7"><text:span text:style-name="T9"/></text:p>
          </draw:text-box>
        </draw:frame>
      </draw:page>
      <draw:page draw:name="page4" draw:style-name="dp1" draw:master-page-name="Default">
        <draw:custom-shape draw:style-name="gr56" draw:text-style-name="P2" draw:layer="layout" svg:width="11.43cm" svg:height="24.447cm" svg:x="2.022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cm" svg:height="0.4cm" svg:x="8.685cm" svg:y="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" draw:text-style-name="P1" draw:layer="layout" svg:width="0.4cm" svg:height="0.4cm" svg:x="6.177cm" svg:y="27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6.077cm" svg:y="27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14" draw:layer="layout" svg:width="3.81cm" svg:height="0.635cm" svg:x="3.54cm" svg:y="2.905cm">
          <text:p text:style-name="P13"><text:span text:style-name="T5">MainControl</text:span></text:p>
          <draw:enhanced-geometry svg:viewBox="0 0 21600 21600" draw:type="rectangle" draw:enhanced-path="M 0 0 L 21600 0 21600 21600 0 21600 0 0 Z N"/>
        </draw:custom-shape>
        <draw:g draw:style-name="gr4" xml:id="id24" draw:id="id24">
          <draw:frame draw:style-name="gr7" draw:text-style-name="P27" draw:layer="layout" svg:width="3.108cm" svg:height="0.496cm" svg:x="2.554cm" svg:y="12.711cm">
            <draw:text-box>
              <text:p text:style-name="P3"><text:span text:style-name="T1">ColdStartup</text:span></text:p>
            </draw:text-box>
          </draw:frame>
          <draw:rect draw:style-name="gr39" draw:text-style-name="P28" draw:layer="layout" svg:width="3.108cm" svg:height="2cm" svg:x="2.544cm" svg:y="12.719cm" draw:corner-radius="0.5cm">
            <text:p text:style-name="P18"><text:span text:style-name="T4">entry/</text:span></text:p>
            <text:p text:style-name="P18"><text:span text:style-name="T4">exit/</text:span></text:p>
          </draw:rect>
          <draw:line draw:style-name="gr8" draw:text-style-name="P29" draw:layer="layout" svg:x1="2.545cm" svg:y1="13.207cm" svg:x2="5.651cm" svg:y2="13.206cm">
            <text:p/>
          </draw:line>
        </draw:g>
        <draw:g draw:style-name="gr4" xml:id="id22" draw:id="id22">
          <draw:frame draw:style-name="gr7" draw:text-style-name="P27" draw:layer="layout" svg:width="3.578cm" svg:height="0.433cm" svg:x="4.333cm" svg:y="15.596cm">
            <draw:text-box>
              <text:p text:style-name="P3"><text:span text:style-name="T1">Standby</text:span></text:p>
            </draw:text-box>
          </draw:frame>
          <draw:rect draw:style-name="gr39" draw:text-style-name="P30" draw:layer="layout" svg:width="3.578cm" svg:height="1.746cm" svg:x="4.323cm" svg:y="15.602cm" draw:corner-radius="0.5cm">
            <text:p text:style-name="P20"><text:span text:style-name="T9">entry/</text:span></text:p>
            <text:p text:style-name="P20"><text:span text:style-name="T9">exit/</text:span></text:p>
          </draw:rect>
          <draw:line draw:style-name="gr8" draw:text-style-name="P29" draw:layer="layout" svg:x1="4.323cm" svg:y1="16.029cm" svg:x2="7.898cm" svg:y2="16.028cm">
            <text:p/>
          </draw:line>
        </draw:g>
        <draw:connector draw:style-name="gr40" draw:text-style-name="P31" draw:layer="layout" svg:x1="7.831cm" svg:y1="20.308cm" svg:x2="5.425cm" svg:y2="22.614cm" draw:start-shape="id19" draw:start-glue-point="5" draw:end-shape="id20" draw:end-glue-point="0" svg:d="M7831 20308h-2406v2306" svg:viewBox="0 0 2407 2307">
          <text:p/>
        </draw:connector>
        <draw:g draw:style-name="gr4" xml:id="id21" draw:id="id21">
          <draw:frame draw:style-name="gr7" draw:text-style-name="P27" draw:layer="layout" svg:width="3.108cm" svg:height="0.495cm" svg:x="8.234cm" svg:y="22.566cm">
            <draw:text-box>
              <text:p text:style-name="P3"><text:span text:style-name="T10">SpotifyPlaying</text:span></text:p>
            </draw:text-box>
          </draw:frame>
          <draw:rect draw:style-name="gr5" draw:text-style-name="P29" draw:layer="layout" svg:width="3.107cm" svg:height="2cm" svg:x="8.225cm" svg:y="22.574cm" draw:corner-radius="0.5cm">
            <text:p/>
          </draw:rect>
          <draw:line draw:style-name="gr8" draw:text-style-name="P29" draw:layer="layout" svg:x1="8.225cm" svg:y1="23.062cm" svg:x2="11.331cm" svg:y2="23.061cm">
            <text:p/>
          </draw:line>
        </draw:g>
        <draw:g draw:style-name="gr4" xml:id="id20" draw:id="id20">
          <draw:frame draw:style-name="gr7" draw:text-style-name="P27" draw:layer="layout" svg:width="3.107cm" svg:height="0.496cm" svg:x="3.877cm" svg:y="22.614cm">
            <draw:text-box>
              <text:p text:style-name="P3"><text:span text:style-name="T11">MpdMusicPlaying</text:span></text:p>
            </draw:text-box>
          </draw:frame>
          <draw:rect draw:style-name="gr5" draw:text-style-name="P29" draw:layer="layout" svg:width="3.108cm" svg:height="2cm" svg:x="3.867cm" svg:y="22.622cm" draw:corner-radius="0.5cm">
            <text:p/>
          </draw:rect>
          <draw:line draw:style-name="gr8" draw:text-style-name="P29" draw:layer="layout" svg:x1="3.868cm" svg:y1="23.11cm" svg:x2="6.974cm" svg:y2="23.109cm">
            <text:p/>
          </draw:line>
        </draw:g>
        <draw:connector draw:style-name="gr57" draw:text-style-name="P31" draw:layer="layout" svg:x1="8.276cm" svg:y1="20.308cm" svg:x2="9.783cm" svg:y2="22.566cm" draw:start-shape="id19" draw:start-glue-point="7" draw:end-shape="id21" draw:end-glue-point="0" svg:d="M8276 20308h1507v2258" svg:viewBox="0 0 1508 2259">
          <text:p text:style-name="P6"><text:span text:style-name="T12">`</text:span></text:p>
        </draw:connector>
        <draw:custom-shape draw:style-name="gr58" draw:text-style-name="P33" xml:id="id19" draw:id="id19" draw:layer="layout" svg:width="0.445cm" svg:height="0.482cm" svg:x="7.831cm" svg:y="20.067cm">
          <text:p text:style-name="P32"><text:span text:style-name="T1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31" draw:layer="layout" svg:x1="6.117cm" svg:y1="17.348cm" svg:x2="4.012cm" svg:y2="18.708cm" draw:start-shape="id22" draw:start-glue-point="2" draw:end-shape="id23" draw:end-glue-point="4" svg:d="M6117 17348v668h-2105v692" svg:viewBox="0 0 2106 1361">
          <text:p/>
        </draw:connector>
        <draw:connector draw:style-name="gr40" draw:text-style-name="P34" draw:layer="layout" svg:x1="4.103cm" svg:y1="14.719cm" svg:x2="6.117cm" svg:y2="15.596cm" draw:start-shape="id24" draw:start-glue-point="2" draw:end-shape="id22" draw:end-glue-point="0" svg:d="M4103 14719v439h2014v438" svg:viewBox="0 0 2015 878">
          <text:p/>
        </draw:connector>
        <draw:custom-shape draw:style-name="gr58" draw:text-style-name="P33" xml:id="id23" draw:id="id23" draw:layer="layout" svg:width="0.445cm" svg:height="0.482cm" svg:x="3.789cm" svg:y="18.708cm">
          <text:p text:style-name="P32"><text:span text:style-name="T1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31" draw:layer="layout" svg:x1="4.234cm" svg:y1="18.949cm" svg:x2="8.054cm" svg:y2="20.067cm" draw:start-shape="id23" draw:start-glue-point="7" draw:end-shape="id19" draw:end-glue-point="4" svg:d="M4234 18949h3820v1118" svg:viewBox="0 0 3821 1119">
          <text:p/>
        </draw:connector>
        <draw:connector draw:style-name="gr40" draw:text-style-name="P31" draw:layer="layout" svg:x1="4.012cm" svg:y1="19.19cm" svg:x2="3.867cm" svg:y2="23.618cm" draw:start-shape="id23" draw:start-glue-point="6" draw:end-shape="id20" draw:end-glue-point="3" svg:d="M4012 19190v1725h-646v2703h501" svg:viewBox="0 0 647 4429">
          <text:p/>
        </draw:connector>
        <draw:connector draw:style-name="gr40" draw:text-style-name="P31" draw:layer="layout" svg:x1="3.789cm" svg:y1="18.949cm" svg:x2="4.323cm" svg:y2="16.472cm" draw:start-shape="id23" draw:start-glue-point="5" draw:end-shape="id22" draw:end-glue-point="3" svg:d="M3789 18949h-526v-2477h1060" svg:viewBox="0 0 1061 2478">
          <text:p/>
        </draw:connector>
        <draw:g draw:style-name="gr1" xml:id="id25" draw:id="id25">
          <draw:custom-shape draw:style-name="gr2" draw:text-style-name="P1" draw:layer="layout" svg:width="0.4cm" svg:height="0.4cm" svg:x="13.27cm" svg:y="25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3.17cm" svg:y="25.8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2" xml:id="id29" draw:id="id29">
          <draw:custom-shape draw:style-name="gr59" draw:text-style-name="P2" draw:layer="layout" svg:width="3.643cm" svg:height="3.61cm" svg:x="15.772cm" svg:y="15.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5" draw:layer="layout" svg:width="2.362cm" svg:height="0.47cm" svg:x="16.168cm" svg:y="15.2cm">
            <text:p text:style-name="P13"><text:span text:style-name="T13">WebService</text:span></text:p>
            <draw:enhanced-geometry svg:viewBox="0 0 21600 21600" draw:type="rectangle" draw:enhanced-path="M 0 0 L 21600 0 21600 21600 0 21600 0 0 Z N"/>
          </draw:custom-shape>
        </draw:g>
        <draw:g draw:style-name="gr12" xml:id="id26" draw:id="id26">
          <draw:custom-shape draw:style-name="gr61" draw:text-style-name="P36" draw:layer="layout" svg:width="3.477cm" svg:height="3.484cm" svg:x="15.922cm" svg:y="24.348cm">
            <text:p text:style-name="P6"><text:span text:style-name="T8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35" draw:layer="layout" svg:width="2.362cm" svg:height="0.488cm" svg:x="16.318cm" svg:y="23.86cm">
            <text:p text:style-name="P13"><text:span text:style-name="T13">ErrorHandler</text:span></text:p>
            <draw:enhanced-geometry svg:viewBox="0 0 21600 21600" draw:type="rectangle" draw:enhanced-path="M 0 0 L 21600 0 21600 21600 0 21600 0 0 Z N"/>
          </draw:custom-shape>
        </draw:g>
        <draw:g draw:style-name="gr12" xml:id="id31" draw:id="id31">
          <draw:custom-shape draw:style-name="gr63" draw:text-style-name="P37" draw:layer="layout" svg:width="3.658cm" svg:height="3.245cm" svg:x="15.687cm" svg:y="11.232cm">
            <text:p text:style-name="P6"><text:span text:style-name="T1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38" draw:layer="layout" svg:width="2.552cm" svg:height="0.438cm" svg:x="16.131cm" svg:y="10.785cm">
            <text:p text:style-name="P13"><text:span text:style-name="T15">SpotifyHandler</text:span></text:p>
            <draw:enhanced-geometry svg:viewBox="0 0 21600 21600" draw:type="rectangle" draw:enhanced-path="M 0 0 L 21600 0 21600 21600 0 21600 0 0 Z N"/>
          </draw:custom-shape>
        </draw:g>
        <draw:g draw:style-name="gr12" xml:id="id27" draw:id="id27">
          <draw:custom-shape draw:style-name="gr65" draw:text-style-name="P2" draw:layer="layout" svg:width="3.643cm" svg:height="3.321cm" svg:x="15.702cm" svg:y="20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5" draw:layer="layout" svg:width="2.362cm" svg:height="0.395cm" svg:x="16.098cm" svg:y="19.686cm">
            <text:p text:style-name="P13"><text:span text:style-name="T13">WifiService</text:span></text:p>
            <draw:enhanced-geometry svg:viewBox="0 0 21600 21600" draw:type="rectangle" draw:enhanced-path="M 0 0 L 21600 0 21600 21600 0 21600 0 0 Z N"/>
          </draw:custom-shape>
        </draw:g>
        <draw:g draw:style-name="gr12" xml:id="id33" draw:id="id33">
          <draw:custom-shape draw:style-name="gr67" draw:text-style-name="P36" draw:layer="layout" svg:width="3.476cm" svg:height="3.423cm" svg:x="15.704cm" svg:y="6.9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5" draw:layer="layout" svg:width="2.463cm" svg:height="0.406cm" svg:x="16.082cm" svg:y="6.586cm">
            <text:p text:style-name="P13"><text:span text:style-name="T13">USBHandler</text:span></text:p>
            <draw:enhanced-geometry svg:viewBox="0 0 21600 21600" draw:type="rectangle" draw:enhanced-path="M 0 0 L 21600 0 21600 21600 0 21600 0 0 Z N"/>
          </draw:custom-shape>
        </draw:g>
        <draw:g draw:style-name="gr12" xml:id="id35" draw:id="id35">
          <draw:custom-shape draw:style-name="gr67" draw:text-style-name="P36" draw:layer="layout" svg:width="3.476cm" svg:height="3.423cm" svg:x="15.705cm" svg:y="2.6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5" draw:layer="layout" svg:width="2.779cm" svg:height="0.406cm" svg:x="16.083cm" svg:y="2.287cm">
            <text:p text:style-name="P13"><text:span text:style-name="T13">VolumeHandlerr</text:span></text:p>
            <draw:enhanced-geometry svg:viewBox="0 0 21600 21600" draw:type="rectangle" draw:enhanced-path="M 0 0 L 21600 0 21600 21600 0 21600 0 0 Z N"/>
          </draw:custom-shape>
        </draw:g>
        <draw:connector draw:style-name="gr70" draw:text-style-name="P2" draw:layer="layout" svg:x1="13.77cm" svg:y1="26.105cm" svg:x2="15.922cm" svg:y2="25.846cm" draw:start-shape="id25" draw:start-glue-point="1" draw:end-shape="id26" draw:end-glue-point="3" svg:d="M13770 26105h1076v-259h1076" svg:viewBox="0 0 2153 260">
          <text:p/>
        </draw:connector>
        <draw:custom-shape draw:style-name="gr9" draw:text-style-name="P1" xml:id="id36" draw:id="id36" draw:layer="layout" svg:width="0.4cm" svg:height="0.4cm" svg:x="13.286cm" svg:y="5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4" draw:id="id34" draw:layer="layout" svg:width="0.4cm" svg:height="0.4cm" svg:x="13.287cm" svg:y="7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3.288cm" svg:y="10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2" draw:id="id32" draw:layer="layout" svg:width="0.4cm" svg:height="0.4cm" svg:x="13.288cm" svg:y="12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3.288cm" svg:y="15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0" draw:id="id30" draw:layer="layout" svg:width="0.4cm" svg:height="0.4cm" svg:x="13.288cm" svg:y="18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8" draw:id="id28" draw:layer="layout" svg:width="0.4cm" svg:height="0.4cm" svg:x="13.288cm" svg:y="22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4" draw:layer="layout" svg:width="2.223cm" svg:height="0.802cm" svg:x="11.694cm" svg:y="25.765cm">
          <draw:text-box>
            <text:p><text:span text:style-name="T8">Error</text:span></text:p>
          </draw:text-box>
        </draw:frame>
        <draw:connector draw:style-name="gr70" draw:text-style-name="P2" draw:layer="layout" svg:x1="15.702cm" svg:y1="21.544cm" svg:x2="13.688cm" svg:y2="22.661cm" draw:start-shape="id27" draw:start-glue-point="3" draw:end-shape="id28" draw:end-glue-point="10" svg:d="M15702 21544h-1007v1117h-1007" svg:viewBox="0 0 2015 1118">
          <text:p/>
        </draw:connector>
        <draw:connector draw:style-name="gr70" draw:text-style-name="P2" draw:layer="layout" svg:x1="15.772cm" svg:y1="17.24cm" svg:x2="13.63cm" svg:y2="18.903cm" draw:start-shape="id29" draw:end-shape="id30" draw:end-glue-point="9" svg:d="M15772 17240h-1042v1663h-1100" svg:viewBox="0 0 2143 1664">
          <text:p/>
        </draw:connector>
        <draw:connector draw:style-name="gr70" draw:text-style-name="P2" draw:layer="layout" svg:x1="15.687cm" svg:y1="12.631cm" svg:x2="13.688cm" svg:y2="12.961cm" draw:start-shape="id31" draw:start-glue-point="3" draw:end-shape="id32" draw:end-glue-point="10" svg:d="M15687 12631h-999v330h-1000" svg:viewBox="0 0 2000 331">
          <text:p/>
        </draw:connector>
        <draw:connector draw:style-name="gr70" draw:text-style-name="P2" draw:layer="layout" svg:x1="15.704cm" svg:y1="8.5cm" svg:x2="13.687cm" svg:y2="8.06cm" draw:start-shape="id33" draw:start-glue-point="3" draw:end-shape="id34" draw:end-glue-point="10" svg:d="M15704 8500h-1008v-440h-1009" svg:viewBox="0 0 2018 441">
          <text:p/>
        </draw:connector>
        <draw:connector draw:style-name="gr70" draw:text-style-name="P2" draw:layer="layout" svg:x1="15.705cm" svg:y1="4.201cm" svg:x2="13.686cm" svg:y2="5.559cm" draw:start-shape="id35" draw:start-glue-point="3" draw:end-shape="id36" draw:end-glue-point="10" svg:d="M15705 4201h-1009v1358h-1010" svg:viewBox="0 0 2020 1359">
          <text:p/>
        </draw:connector>
        <draw:frame draw:style-name="gr72" draw:text-style-name="P24" draw:layer="layout" svg:width="2.222cm" svg:height="0.962cm" svg:x="11.16cm" svg:y="5.118cm">
          <draw:text-box>
            <text:p><text:span text:style-name="T8">Volume</text:span></text:p>
          </draw:text-box>
        </draw:frame>
        <draw:frame draw:style-name="gr72" draw:text-style-name="P24" draw:layer="layout" svg:width="1.905cm" svg:height="0.962cm" svg:x="11.477cm" svg:y="7.658cm">
          <draw:text-box>
            <text:p><text:span text:style-name="T8">USB</text:span></text:p>
          </draw:text-box>
        </draw:frame>
        <draw:frame draw:style-name="gr72" draw:text-style-name="P24" draw:layer="layout" svg:width="2.222cm" svg:height="0.962cm" svg:x="11.143cm" svg:y="12.43cm">
          <draw:text-box>
            <text:p><text:span text:style-name="T8">Spotify</text:span></text:p>
          </draw:text-box>
        </draw:frame>
        <draw:frame draw:style-name="gr72" draw:text-style-name="P24" draw:layer="layout" svg:width="1.905cm" svg:height="0.962cm" svg:x="11.76cm" svg:y="18.387cm">
          <draw:text-box>
            <text:p><text:span text:style-name="T8">Web</text:span></text:p>
          </draw:text-box>
        </draw:frame>
        <draw:frame draw:style-name="gr72" draw:text-style-name="P24" draw:layer="layout" svg:width="1.587cm" svg:height="0.962cm" svg:x="11.86cm" svg:y="22.345cm">
          <draw:text-box>
            <text:p><text:span text:style-name="T8">WiF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16:23:47.322558208</meta:creation-date>
    <meta:generator>LibreOffice/24.2.7.2$Linux_X86_64 LibreOffice_project/420$Build-2</meta:generator>
    <dc:date>2026-04-08T18:01:21.335657400</dc:date>
    <meta:editing-duration>PT1H38M47S</meta:editing-duration>
    <meta:editing-cycles>14</meta:editing-cycles>
    <meta:print-date>2026-04-03T16:45:26.431431754</meta:print-date>
    <meta:document-statistic meta:object-count="2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2dbb" officeooo:paragraph-rsid="000a2dbb"/>
    </style:style>
    <style:style style:name="T1" style:family="text">
      <style:text-properties style:font-name="Liberation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